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ro1" style:family="table-row">
      <style:table-row-properties style:row-height="0.4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 style:data-style-name="N100"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an Frits</text:p>
          </table:table-cell>
          <table:table-cell office:value-type="string" calcext:value-type="string">
            <text:p>0658785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thy</text:p>
          </table:table-cell>
          <table:table-cell office:value-type="string" calcext:value-type="string">
            <text:p>06306174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neke</text:p>
          </table:table-cell>
          <table:table-cell office:value-type="string" calcext:value-type="string">
            <text:p>06211116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t</text:p>
          </table:table-cell>
          <table:table-cell office:value-type="string" calcext:value-type="string">
            <text:p>06237006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tijn</text:p>
          </table:table-cell>
          <table:table-cell office:value-type="string" calcext:value-type="string">
            <text:p>06387472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el</text:p>
          </table:table-cell>
          <table:table-cell office:value-type="string" calcext:value-type="string">
            <text:p>0641258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06289505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derieke</text:p>
          </table:table-cell>
          <table:table-cell office:value-type="string" calcext:value-type="string">
            <text:p>06236999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r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+420 728 946 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ba</text:p>
          </table:table-cell>
          <table:table-cell office:value-type="string" calcext:value-type="string">
            <text:p>+420 723 980 972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08:32:01.487793689</meta:creation-date>
    <meta:print-date>2021-08-05T08:44:45.049930765</meta:print-date>
    <dc:date>2021-08-05T09:04:13.033466054</dc:date>
    <meta:editing-duration>PT11M29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